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43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opérateur</text:p>
          </table:table-cell>
          <table:table-cell office:value-type="string" calcext:value-type="string">
            <text:p>Types de parametres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nf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 table:number-rows-repeated="9">
          <table:table-cell table:number-columns-repeated="2"/>
          <table:table-cell table:style-name="ce3"/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 table:number-rows-repeated="104843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3:Sheet1.C131">
            <calcext:condition calcext:apply-style-name="Untitled1" calcext:value="contains-text(&quot;Done&quot;)" calcext:base-cell-address="Sheet1.C3"/>
          </calcext:conditional-format>
          <calcext:conditional-format calcext:target-range-address="Sheet1.C3:Sheet1.C131">
            <calcext:condition calcext:apply-style-name="Untitled2" calcext:value="contains-text(&quot;A Faire&quot;)" calcext:base-cell-address="Sheet1.C3"/>
            <calcext:condition calcext:apply-style-name="Accent" calcext:value="=0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0:30:58.384463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26:26.084887696</meta:creation-date>
    <dc:date>2020-12-26T11:29:57.827128661</dc:date>
    <meta:editing-duration>PT4H51M59S</meta:editing-duration>
    <meta:editing-cycles>13</meta:editing-cycles>
    <meta:generator>LibreOffice/6.4.6.2$Linux_X86_64 LibreOffice_project/40$Build-2</meta:generator>
    <meta:document-statistic meta:table-count="1" meta:cell-count="266" meta:object-count="0"/>
  </office:meta>
</office:document-meta>
</file>